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ucida Grande" svg:font-family="'Lucida Grande', 'Trebuchet MS', Verdana, Helvetica, Arial, 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16pt" fo:font-weight="bold" style:font-size-asian="16pt" style:font-weight-asian="bold" style:font-size-complex="16pt" style:font-weight-complex="bold"/>
    </style:style>
    <style:style style:name="P2" style:family="paragraph" style:parent-style-name="Standard">
      <style:text-properties style:font-name="Times New Roman" fo:font-size="12pt" fo:font-weight="normal" style:font-size-asian="12pt" style:font-weight-asian="normal" style:font-size-complex="12pt" style:font-weight-complex="normal"/>
    </style:style>
    <style:style style:name="P3" style:family="paragraph" style:parent-style-name="Standard">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margin-left="0in" fo:margin-right="0in" style:line-height-at-least="0.1874in" fo:text-indent="0in"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6" style:family="paragraph" style:parent-style-name="Text_20_body">
      <style:text-properties style:font-name="Times New Roman" fo:font-size="12pt" style:font-size-asian="12pt" style:font-size-complex="12pt"/>
    </style:style>
    <style:style style:name="P7" style:family="paragraph" style:parent-style-name="Preformatted_20_Text">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Preformatted_20_Text">
      <style:text-properties style:font-name="Times New Roman" fo:font-size="12pt" style:font-size-asian="12pt" style:font-size-complex="12pt"/>
    </style:style>
    <style:style style:name="P9" style:family="paragraph" style:parent-style-name="Preformatted_20_Text">
      <style:paragraph-properties fo:margin-left="0in" fo:margin-right="0in" style:line-height-at-least="0.1874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Preformatted_20_Text">
      <style:paragraph-properties fo:margin-top="0in" fo:margin-bottom="0.1965in"/>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333333" style:font-name="Lucida Grande" fo:font-size="9.75pt" fo:letter-spacing="normal" fo:font-style="normal" fo:font-weight="normal"/>
    </style:style>
    <style:style style:name="T2" style:family="text">
      <style:text-properties fo:font-variant="normal" fo:text-transform="none" fo:color="#333333" fo:font-size="9.75pt" fo:letter-spacing="normal" fo:font-style="normal" fo:font-weight="normal"/>
    </style:style>
    <style:style style:name="T3" style:family="text">
      <style:text-properties fo:font-variant="normal" fo:text-transform="none" fo:color="#333333" fo:letter-spacing="normal" fo:font-style="normal" fo:font-weight="normal"/>
    </style:style>
    <style:style style:name="T4"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text:p>
      <text:p text:style-name="P2">lozan daki boğazlar maddesini açıklama</text:p>
      <text:p text:style-name="P2">misakı milli deki azınlık maddeleri ile iglili yorum</text:p>
      <text:p text:style-name="P2">fransızlar hangi olay ve tarihte anadoludan gitti</text:p>
      <text:p text:style-name="P2">1. dünya savaşını bitiren anlaşma</text:p>
      <text:p text:style-name="P2">bi de amasya ya istanbul hükümetinden giden kişi</text:p>
      <text:p text:style-name="P2"/>
      <text:p text:style-name="P2"/>
      <text:p text:style-name="P2">Amasya genelgesinde imzası bulunan ... kişiler, sscb ile yaşanan ... Olayından sonra yapılan ... Antlaşması ile doğu sınırımız çizildi, trakya ya asker çıkaramamamız yada yunanca ordusunu yenmemiz sonucunda (tam hatırlayamadım) ingilizlerle aramızda .... Krizi çıktı, nutuktan bi paragraf tarihsel sürecini neden ve kim tarafından bu paragrafın yazıldığı, kurtuluş savaşı başlamadan önce yada sonrasından içteki koalisyon kurulan gruplar ve bu koalisyonların nasıl sona erdiği, lozan antlaşmasının azınlıklar ile ilgili maddesi ve maddenin önemi, misakı millinin sınırlarla ilgili maddesi ve neden günümüze kadar bu maddenin geçerli olduğuy</text:p>
      <text:p text:style-name="P2"/>
      <text:p text:style-name="P3"/>
      <text:p text:style-name="P3"><text:span text:style-name="T3">1- Amasya Genelgesinin açık ve gizli maddeleri nelerdir? Tarihi önemini açıklayınız.</text:span><text:line-break/><text:span text:style-name="T3">2- Misak-i millinin o dönemde çizilen ve bugünümüze kadar gelen tek gerçek harita olmasının sebeplerini misak-i milli kararları üzerinden açıklayınız.</text:span></text:p>
      <text:p text:style-name="P3"/>
      <text:p text:style-name="P4">1-Tezlerden (itilaf M.Kemal , yerel gibi) birini açıklayın yorumlayın </text:p>
      <text:p text:style-name="P4">2-Amasya genelgesi, Sivas yada Erzurum kongresi , maddeleri açıklayın ve yorumlayın(bunlardan biri) </text:p>
      <text:p text:style-name="P4">3-bu kısım değişkenlik gösterebilir ama bizim sınavda lozan anlaşmasının önemini sordu. </text:p>
      <text:p text:style-name="P4"/>
      <text:p text:style-name="P4">1-Amasya genelgesinin maddelerini yorumlayın ve önemini belirtin </text:p>
      <text:p text:style-name="P4">2-itlaf devletlerinin tezi </text:p>
      <text:p text:style-name="P4">3-Sakarya savaşının nedenleri ve önemi </text:p>
      <text:p text:style-name="P4"/>
      <text:p text:style-name="P4"/>
      <text:p text:style-name="P4">1-erzurum kongresini açıklayın ve yorumlayınız </text:p>
      <text:p text:style-name="P4">2-saltanat tezini açıklayınız </text:p>
      <text:p text:style-name="P4">3-mudanya ateşkes antlaşmasını açıklayınız</text:p>
      <text:p text:style-name="P4"/>
      <text:p text:style-name="P4"/>
      <text:p text:style-name="P4">1-Ulusal direnişte denge politikasını "Batıya karşı batı ve batıya karşı sovyetler birliği " politikasına göre yorumlayın.. </text:p>
      <text:p text:style-name="P4">2-Amasya genelgesinin maddeleri üzerinden giderek önemini açıklayın</text:p>
      <text:p text:style-name="P4"/>
      <text:p text:style-name="P4">1-itilaf devletlerin savaşı kazanamamasının nedenlerini yazın(kendi aralarında anlaşamadılar, halk savaştan bıkmıştı vs)</text:p>
      <text:p text:style-name="P4">2-sakarya savaşının politik sonuçları nelerdir(kars antlaşması imzalandı,italya tamamen anadoluyu terk etti vs)</text:p>
      <text:p text:style-name="P4">3-Batıya karşı batı politikası ile Lozan'ın dış borçlar ile ilgili maddesi ve antlaşmasının önemi</text:p>
      <text:p text:style-name="P4"/>
      <text:p text:style-name="P4">1-Mustafa Kemal'in izledigi batiya karsi bati politikasini(itilaf devletlerinin kendi icinde ve birlirleriyle yasadigi sorunlari dikkate alarak) aciklayiniz(50 puan)</text:p>
      <text:p text:style-name="P4">2-Lozan Antlasmasinda borclar konusu nasil cozume kavustu(25 puan), ve Lozan Antlasmasinin tarihi <text:soft-page-break/>onemi nedir?(25 puan)</text:p>
      <text:p text:style-name="P4"/>
      <text:p text:style-name="P4"/>
      <text:p text:style-name="P4">1-Mustafa Kemal'in izledigi batiya karsi bati politikasini(itilaf devletlerinin kendi icinde ve birlirleriyle yasadigi sorunlari dikkate alarak) aciklayiniz(50 puan)</text:p>
      <text:p text:style-name="P4">2-Lozan Antlaşmasının önemi ve sınırlarla ilgili maddesini açıklayın.(50 puan)</text:p>
      <text:p text:style-name="P4"/>
      <text:p text:style-name="P4">1-Mustafa Kemal'in izledigi batiya karsi sovyet politikasini aciklayiniz(50 puan)</text:p>
      <text:p text:style-name="P4">2-Lozan Antlaşmasının önemi ve Boğazlarla ilgili maddesini açıklayın.(50 puan)</text:p>
      <text:p text:style-name="P4"/>
      <text:p text:style-name="P4">2-Lozanda dış borçlar meselesi nasıl çözüldü, lozanın önemi.</text:p>
      <text:p text:style-name="P4">3-(batıya karşı batı, batıya karşı sscb) denge politikası</text:p>
      <text:p text:style-name="P4"/>
      <text:p text:style-name="P4">1-itilaf devletlerinin kendi aralarındaki ve ülke içindeki sorunlarını ve mustafa kemalin batıya karşı sscb denge politikasını nasıl uyguladığını açıklayın<text:line-break/>2-lozanın önemi ve azınlık sorunu nasıl çözülmüştür</text:p>
      <text:p text:style-name="P4"/>
      <text:p text:style-name="P4">1-lozanın önemi ve boğazlar meselesine getirdiği çözüm <text:line-break/>2-sevr anlaşmasının vatan millet projesine göre değerlendirilmesi, Sevrdeki anadolu haritası , sevrin önemi</text:p>
      <text:p text:style-name="P4"/>
      <text:p text:style-name="P5">1 - misakı millinin vatan millet projesi ve 1920 den günümüze gelen sınır haritasını yorumlayınız (6 maddeyi ezberleyin derim)</text:p>
      <text:p text:style-name="P5">2 - lozanın önemi ve dış borçlar meselesi nasıl çözüldü</text:p>
      <text:p text:style-name="P5"/>
      <text:p text:style-name="P9">1-) Tezlerden (itilaf M.Kemal , yerel gibi) birini açıklayın yorumlayın </text:p>
      <text:p text:style-name="P7">2-)Amasya genelgesi, Sivas yada Erzurum kongresi , maddeleri açıklayın ve yorumlayın(bunlardan biri) </text:p>
      <text:p text:style-name="P7">3-) bu kısım değişkenlik gösterebilir ama bizim sınavda lozan anlaşmasının önemini sordu. </text:p>
      <text:p text:style-name="P8"/>
      <text:p text:style-name="P7">1. erzurum kongresini açıklayın ve yorumlayınız </text:p>
      <text:p text:style-name="P7">2. saltanat tezini açıklayınız </text:p>
      <text:p text:style-name="P7">3. mudanya ateşkes antlaşmasını açıklayınız</text:p>
      <text:p text:style-name="P8"/>
      <text:p text:style-name="P8"/>
      <text:p text:style-name="P7">1- Ulusal direnişte denge politikasını "Batıya karşı batı ve batıya karşı sovyetler birliği " politikasına göre yorumlayın.. </text:p>
      <text:p text:style-name="P7">2- Amasya genelgesinin maddeleri üzerinden giderek önemini açıklayın</text:p>
      <text:p text:style-name="P8"/>
      <text:p text:style-name="P7">1)itilaf devletlerin savaşı kazanamamasının nedenlerini yazın(kendi aralarında anlaşamadılar, halk savaştan bıkmıştı vs)</text:p>
      <text:p text:style-name="P7">2) sakarya savaşının politik sonuçları nelerdir(kars antlaşması imzalandı,italya tamamen anadoluyu terk etti vs)</text:p>
      <text:p text:style-name="P8"/>
      <text:p text:style-name="P7">Batıya karşı batı politikası ile Lozan'ın d<text:span text:style-name="T4">ı</text:span>ş borçlar ile ilgili maddesi ve antlaşmasının önemi</text:p>
      <text:p text:style-name="P8"/>
      <text:p text:style-name="P7">1- Mustafa Kemal'in izledigi batiya karsi bati politikasini(itilaf devletlerinin kendi icinde ve birlirleriyle yasadigi sorunlari dikkate alarak) aciklayiniz(50 puan)</text:p>
      <text:p text:style-name="P8"/>
      <text:p text:style-name="P10"><text:soft-page-break/>2- Lozan Antlasmasinda borclar konusu nasil cozume kavustu(25 puan), ve Lozan Antlasmasinin tarihi onemi nedir?(25 puan)</text:p>
      <text:p text:style-name="P6"><text:span text:style-name="T3">Lozan Antlaşmasının önemi ve Boğazlarla ilgili maddesini açıklayın.</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Lucida Grande" svg:font-family="'Lucida Grande', 'Trebuchet MS', Verdana, Helvetica, Arial, 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3T19:36:20</meta:creation-date>
    <dc:date>2013-12-24T02:43:37</dc:date>
    <meta:editing-duration>PT6H27M51S</meta:editing-duration>
    <meta:editing-cycles>3</meta:editing-cycles>
    <meta:generator>LibreOffice/3.5$Linux_X86_64 LibreOffice_project/350m1$Build-2</meta:generator>
    <meta:document-statistic meta:table-count="0" meta:image-count="0" meta:object-count="0" meta:page-count="3" meta:paragraph-count="48" meta:word-count="595" meta:character-count="4740" meta:non-whitespace-character-count="4176"/>
  </office:meta>
</office:document-meta>
</file>